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7-24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6-0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5-0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4-05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1-02-03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12-31 0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11-24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9-25 0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7-2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6-24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5-29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5-0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4-0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3-04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20-01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12-26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11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11-05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10-16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10-0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8-23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7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6-28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5-29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4-19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3-19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2-2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9-01-3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8-12-21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8-06-2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8-06-0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8-03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8-02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519106</text:p>
          </table:table-cell>
          <table:table-cell office:value-type="string" calcext:value-type="string">
            <text:p>2016-01-18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38" meta:object-count="0"/>
    <meta:user-defined meta:name="AppVersion">3.0</meta:user-defined>
  </office:meta>
</office:document-meta>
</file>